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Heading_20_2">
      <style:paragraph-properties fo:break-before="column"/>
      <style:text-properties fo:language="en" fo:country="US"/>
    </style:style>
    <style:style style:name="P4" style:family="paragraph" style:parent-style-name="Heading_20_3">
      <style:paragraph-properties fo:break-before="column"/>
      <style:text-properties fo:language="en" fo:country="US"/>
    </style:style>
    <style:style style:name="P5" style:family="paragraph" style:parent-style-name="Heading_20_2">
      <style:paragraph-properties fo:break-before="page"/>
      <style:text-properties fo:language="en" fo:country="US"/>
    </style:style>
    <style:style style:name="P6" style:family="paragraph" style:parent-style-name="Heading_20_2">
      <style:paragraph-properties fo:break-before="page"/>
      <style:text-properties fo:language="en" fo:country="US" officeooo:rsid="00988308" officeooo:paragraph-rsid="00988308"/>
    </style:style>
    <style:style style:name="P7" style:family="paragraph" style:parent-style-name="Heading_20_2">
      <style:paragraph-properties fo:break-before="page"/>
      <style:text-properties fo:language="en" fo:country="US" officeooo:rsid="00528a0b" officeooo:paragraph-rsid="00528a0b"/>
    </style:style>
    <style:style style:name="P8" style:family="paragraph" style:parent-style-name="Heading_20_2">
      <style:paragraph-properties fo:break-before="page"/>
      <style:text-properties fo:language="en" fo:country="US" officeooo:rsid="00b93d29" officeooo:paragraph-rsid="00b93d29"/>
    </style:style>
    <style:style style:name="P9" style:family="paragraph" style:parent-style-name="Exalted">
      <style:text-properties fo:font-size="24pt" fo:language="en" fo:country="US" style:font-size-asian="24pt" style:font-size-complex="24pt"/>
    </style:style>
    <style:style style:name="P10" style:family="paragraph" style:parent-style-name="Exalted">
      <style:text-properties fo:language="en" fo:country="US"/>
    </style:style>
    <style:style style:name="P11" style:family="paragraph" style:parent-style-name="Exalted">
      <style:text-properties fo:language="en" fo:country="US" officeooo:paragraph-rsid="0054ea77"/>
    </style:style>
    <style:style style:name="P12" style:family="paragraph" style:parent-style-name="Exalted">
      <style:text-properties fo:language="en" fo:country="US" officeooo:rsid="0054ea77" officeooo:paragraph-rsid="0054ea77"/>
    </style:style>
    <style:style style:name="P13" style:family="paragraph" style:parent-style-name="Exalted">
      <style:text-properties fo:language="en" fo:country="US" fo:font-weight="bold" officeooo:rsid="00883362" officeooo:paragraph-rsid="00883362" style:font-weight-asian="bold" style:font-weight-complex="bold"/>
    </style:style>
    <style:style style:name="P14" style:family="paragraph" style:parent-style-name="Exalted">
      <style:text-properties fo:language="en" fo:country="US" fo:font-weight="bold" officeooo:rsid="00528a0b" officeooo:paragraph-rsid="00528a0b" style:font-weight-asian="bold" style:font-weight-complex="bold"/>
    </style:style>
    <style:style style:name="P15" style:family="paragraph" style:parent-style-name="Exalted">
      <style:text-properties fo:language="en" fo:country="US" fo:font-weight="normal" officeooo:rsid="00883362" officeooo:paragraph-rsid="00883362" style:font-weight-asian="normal" style:font-weight-complex="normal"/>
    </style:style>
    <style:style style:name="P16" style:family="paragraph" style:parent-style-name="Exalted">
      <style:text-properties fo:language="en" fo:country="US" fo:font-weight="normal" officeooo:rsid="00528a0b" officeooo:paragraph-rsid="00528a0b" style:font-weight-asian="normal" style:font-weight-complex="normal"/>
    </style:style>
    <style:style style:name="P17" style:family="paragraph" style:parent-style-name="Exalted">
      <style:text-properties fo:language="en" fo:country="US" officeooo:paragraph-rsid="006116c5"/>
    </style:style>
    <style:style style:name="P18" style:family="paragraph" style:parent-style-name="Exalted">
      <style:text-properties fo:language="en" fo:country="US" officeooo:paragraph-rsid="00122021"/>
    </style:style>
    <style:style style:name="P19" style:family="paragraph" style:parent-style-name="Exalted">
      <style:text-properties fo:language="en" fo:country="US" officeooo:paragraph-rsid="005fbaa3"/>
    </style:style>
    <style:style style:name="P20" style:family="paragraph" style:parent-style-name="Exalted">
      <style:text-properties fo:language="en" fo:country="US" officeooo:paragraph-rsid="0067e937"/>
    </style:style>
    <style:style style:name="P21" style:family="paragraph" style:parent-style-name="Exalted">
      <style:text-properties fo:language="en" fo:country="US" officeooo:paragraph-rsid="001d23d3"/>
    </style:style>
    <style:style style:name="P22" style:family="paragraph" style:parent-style-name="Exalted">
      <style:text-properties fo:language="en" fo:country="US" officeooo:paragraph-rsid="007903c6"/>
    </style:style>
    <style:style style:name="P23" style:family="paragraph" style:parent-style-name="Exalted">
      <style:text-properties fo:language="en" fo:country="US" officeooo:rsid="007903c6" officeooo:paragraph-rsid="007903c6"/>
    </style:style>
    <style:style style:name="P24" style:family="paragraph" style:parent-style-name="Exalted">
      <style:text-properties fo:language="en" fo:country="US" officeooo:rsid="007903c6" officeooo:paragraph-rsid="007bd215"/>
    </style:style>
    <style:style style:name="P25" style:family="paragraph" style:parent-style-name="Exalted">
      <style:text-properties fo:language="en" fo:country="US" officeooo:paragraph-rsid="007bd215"/>
    </style:style>
    <style:style style:name="P26" style:family="paragraph" style:parent-style-name="Exalted">
      <style:text-properties fo:language="en" fo:country="US" officeooo:paragraph-rsid="007fb53c"/>
    </style:style>
    <style:style style:name="P27" style:family="paragraph" style:parent-style-name="Exalted">
      <style:text-properties fo:language="en" fo:country="US" officeooo:paragraph-rsid="00968036"/>
    </style:style>
    <style:style style:name="P28" style:family="paragraph" style:parent-style-name="Exalted">
      <style:text-properties fo:language="en" fo:country="US" officeooo:rsid="00988308" officeooo:paragraph-rsid="00988308"/>
    </style:style>
    <style:style style:name="P29" style:family="paragraph" style:parent-style-name="Exalted">
      <style:text-properties fo:language="en" fo:country="US" officeooo:rsid="00dcabe6" officeooo:paragraph-rsid="00dcabe6"/>
    </style:style>
    <style:style style:name="P30" style:family="paragraph" style:parent-style-name="Exalted">
      <style:text-properties fo:language="en" fo:country="US" officeooo:paragraph-rsid="00dd714a"/>
    </style:style>
    <style:style style:name="P31" style:family="paragraph" style:parent-style-name="Exalted">
      <style:text-properties fo:language="en" fo:country="US" officeooo:rsid="00df190e" officeooo:paragraph-rsid="00df190e"/>
    </style:style>
    <style:style style:name="P32" style:family="paragraph" style:parent-style-name="Exalted">
      <style:text-properties style:use-window-font-color="true" loext:opacity="0%" style:font-name="Times New Roman" fo:font-size="10pt" fo:language="en" fo:country="US" officeooo:rsid="00618e92" officeooo:paragraph-rsid="00618e92" style:letter-kerning="false" style:font-name-asian="Spectral1" style:font-size-asian="10pt" style:language-asian="zh" style:country-asian="CN" style:font-name-complex="Spectral1" style:font-size-complex="10pt" style:language-complex="hi" style:country-complex="IN"/>
    </style:style>
    <style:style style:name="P33" style:family="paragraph" style:parent-style-name="Exalted">
      <style:text-properties style:use-window-font-color="true" loext:opacity="0%" style:font-name="Times New Roman" fo:font-size="10pt" fo:language="en" fo:country="US" officeooo:rsid="0070fa70" officeooo:paragraph-rsid="006f0f47" style:letter-kerning="false" style:font-name-asian="Spectral1" style:font-size-asian="10pt" style:language-asian="zh" style:country-asian="CN" style:font-name-complex="Spectral1" style:font-size-complex="10pt" style:language-complex="hi" style:country-complex="IN"/>
    </style:style>
    <style:style style:name="P34" style:family="paragraph" style:parent-style-name="Exalted">
      <style:text-properties style:use-window-font-color="true" loext:opacity="0%" style:font-name="Times New Roman" fo:font-size="10pt" fo:language="en" fo:country="US" officeooo:rsid="00d959be" officeooo:paragraph-rsid="00d959be" style:letter-kerning="false" style:font-name-asian="Spectral1" style:font-size-asian="10pt" style:language-asian="zh" style:country-asian="CN" style:font-name-complex="Spectral1" style:font-size-complex="10pt" style:language-complex="hi" style:country-complex="IN"/>
    </style:style>
    <style:style style:name="P35" style:family="paragraph" style:parent-style-name="Exalted">
      <style:text-properties officeooo:paragraph-rsid="0080acb5"/>
    </style:style>
    <style:style style:name="P36" style:family="paragraph" style:parent-style-name="Exalted">
      <style:text-properties officeooo:paragraph-rsid="00a7aa1b"/>
    </style:style>
    <style:style style:name="P37" style:family="paragraph" style:parent-style-name="Exalted">
      <style:text-properties officeooo:paragraph-rsid="00b3e274"/>
    </style:style>
    <style:style style:name="P38" style:family="paragraph" style:parent-style-name="Exalted">
      <style:text-properties officeooo:rsid="00b4c839" officeooo:paragraph-rsid="00b4c839"/>
    </style:style>
    <style:style style:name="P39" style:family="paragraph" style:parent-style-name="Exalted">
      <style:text-properties officeooo:paragraph-rsid="00b95fb3"/>
    </style:style>
    <style:style style:name="P40" style:family="paragraph" style:parent-style-name="Exalted">
      <style:text-properties officeooo:paragraph-rsid="00b22d12"/>
    </style:style>
    <style:style style:name="P41" style:family="paragraph" style:parent-style-name="Exalted">
      <style:text-properties officeooo:paragraph-rsid="00d8a304"/>
    </style:style>
    <style:style style:name="P42" style:family="paragraph" style:parent-style-name="Exalted">
      <style:text-properties officeooo:paragraph-rsid="00dd714a"/>
    </style:style>
    <style:style style:name="P43"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fo:language="en" fo:country="US" fo:hyphenate="false" fo:hyphenation-remain-char-count="2" fo:hyphenation-push-char-count="2" loext:hyphenation-no-caps="false"/>
    </style:style>
    <style:style style:name="P44" style:family="paragraph" style:parent-style-name="Heading_20_3">
      <style:paragraph-properties fo:margin-top="0in" fo:margin-bottom="0in" style:contextual-spacing="false" fo:line-height="100%"/>
      <style:text-properties style:font-name="Sorts Mill Goudy" fo:language="en" fo:country="US" style:font-name-asian="Sorts Mill Goudy1" style:font-name-complex="Sorts Mill Goudy1"/>
    </style:style>
    <style:style style:name="P45" style:family="paragraph" style:parent-style-name="Heading_20_3">
      <style:paragraph-properties fo:margin-top="0in" fo:margin-bottom="0in" style:contextual-spacing="false" fo:line-height="100%"/>
      <style:text-properties style:font-name="Sorts Mill Goudy" fo:language="en" fo:country="US" officeooo:paragraph-rsid="0054ea77" style:font-name-asian="Sorts Mill Goudy1" style:font-name-complex="Sorts Mill Goudy1"/>
    </style:style>
    <style:style style:name="P46" style:family="paragraph" style:parent-style-name="Heading_20_3">
      <style:paragraph-properties fo:margin-top="0in" fo:margin-bottom="0in" style:contextual-spacing="false" fo:line-height="100%"/>
      <style:text-properties style:font-name="Sorts Mill Goudy" fo:language="en" fo:country="US" officeooo:paragraph-rsid="005fbaa3" style:font-name-asian="Sorts Mill Goudy1" style:font-name-complex="Sorts Mill Goudy1"/>
    </style:style>
    <style:style style:name="P47" style:family="paragraph" style:parent-style-name="Heading_20_3">
      <style:paragraph-properties fo:margin-top="0in" fo:margin-bottom="0in" style:contextual-spacing="false" fo:line-height="100%"/>
      <style:text-properties fo:language="en" fo:country="US" officeooo:paragraph-rsid="006116c5"/>
    </style:style>
    <style:style style:name="P48" style:family="paragraph" style:parent-style-name="Heading_20_3">
      <style:paragraph-properties fo:margin-top="0in" fo:margin-bottom="0in" style:contextual-spacing="false" fo:line-height="100%"/>
      <style:text-properties fo:language="en" fo:country="US" officeooo:rsid="00e07906" officeooo:paragraph-rsid="00e07906"/>
    </style:style>
    <style:style style:name="P49" style:family="paragraph" style:parent-style-name="Heading_20_3">
      <style:paragraph-properties fo:margin-top="0in" fo:margin-bottom="0in" style:contextual-spacing="false" fo:line-height="100%"/>
      <style:text-properties style:use-window-font-color="true" loext:opacity="0%" style:font-name="Times New Roman" fo:font-size="10pt" fo:language="en" fo:country="US" officeooo:rsid="0076c8ae" officeooo:paragraph-rsid="0069a269" style:letter-kerning="false" style:font-name-asian="Spectral1" style:font-size-asian="10pt" style:language-asian="zh" style:country-asian="CN" style:font-name-complex="Spectral1" style:font-size-complex="10pt" style:language-complex="hi" style:country-complex="IN"/>
    </style:style>
    <style:style style:name="P50" style:family="paragraph" style:parent-style-name="Heading_20_3">
      <style:text-properties fo:language="en" fo:country="US"/>
    </style:style>
    <style:style style:name="P51" style:family="paragraph" style:parent-style-name="Heading_20_3">
      <style:text-properties fo:language="en" fo:country="US" officeooo:rsid="00883362" officeooo:paragraph-rsid="00883362"/>
    </style:style>
    <style:style style:name="P52" style:family="paragraph" style:parent-style-name="Heading_20_3">
      <style:text-properties fo:language="en" fo:country="US" officeooo:rsid="00528a0b" officeooo:paragraph-rsid="00528a0b"/>
    </style:style>
    <style:style style:name="P53" style:family="paragraph" style:parent-style-name="Heading_20_3">
      <style:text-properties fo:language="en" fo:country="US" officeooo:rsid="00dc9428" officeooo:paragraph-rsid="00dc9428"/>
    </style:style>
    <style:style style:name="P54" style:family="paragraph" style:parent-style-name="Heading_20_3">
      <style:text-properties fo:language="en" fo:country="US" officeooo:paragraph-rsid="00dd714a"/>
    </style:style>
    <style:style style:name="P55" style:family="paragraph" style:parent-style-name="Heading_20_3">
      <style:text-properties fo:color="#3d85c6" loext:opacity="100%" style:font-name="Goudy" fo:font-size="12pt" fo:language="en" fo:country="US" officeooo:rsid="007903c6" officeooo:paragraph-rsid="007903c6" style:letter-kerning="false" style:font-name-asian="Modern Antiqua1" style:font-size-asian="12pt" style:language-asian="zh" style:country-asian="CN" style:font-name-complex="Modern Antiqua1" style:font-size-complex="12pt" style:language-complex="hi" style:country-complex="IN"/>
    </style:style>
    <style:style style:name="P56" style:family="paragraph" style:parent-style-name="Heading_20_3">
      <style:text-properties fo:color="#3d85c6" loext:opacity="100%" style:font-name="Goudy" fo:font-size="12pt" fo:language="en" fo:country="US" officeooo:rsid="007bd215" officeooo:paragraph-rsid="007bd215" style:letter-kerning="false" style:font-name-asian="Modern Antiqua1" style:font-size-asian="12pt" style:language-asian="zh" style:country-asian="CN" style:font-name-complex="Modern Antiqua1" style:font-size-complex="12pt" style:language-complex="hi" style:country-complex="IN"/>
    </style:style>
    <style:style style:name="P57" style:family="paragraph" style:parent-style-name="Heading_20_3">
      <style:text-properties fo:color="#3d85c6" loext:opacity="100%" style:font-name="Goudy" fo:font-size="12pt" fo:language="en" fo:country="US" officeooo:rsid="007fb53c" officeooo:paragraph-rsid="007fb53c" style:letter-kerning="false" style:font-name-asian="Modern Antiqua1" style:font-size-asian="12pt" style:language-asian="zh" style:country-asian="CN" style:font-name-complex="Modern Antiqua1" style:font-size-complex="12pt" style:language-complex="hi" style:country-complex="IN"/>
    </style:style>
    <style:style style:name="P58" style:family="paragraph" style:parent-style-name="Heading_20_3">
      <style:text-properties fo:color="#3d85c6" loext:opacity="100%" style:font-name="Goudy" fo:font-size="12pt" fo:language="en" fo:country="US" officeooo:rsid="00ae1f0a" officeooo:paragraph-rsid="00ae1f0a" style:letter-kerning="false" style:font-name-asian="Modern Antiqua1" style:font-size-asian="12pt" style:language-asian="zh" style:country-asian="CN" style:font-name-complex="Modern Antiqua1" style:font-size-complex="12pt" style:language-complex="hi" style:country-complex="IN"/>
    </style:style>
    <style:style style:name="P59" style:family="paragraph" style:parent-style-name="Heading_20_3">
      <style:text-properties fo:color="#3d85c6" loext:opacity="100%" style:font-name="Goudy" fo:font-size="12pt" fo:language="en" fo:country="US" officeooo:rsid="00b95fb3" officeooo:paragraph-rsid="00b95fb3" style:letter-kerning="false" style:font-name-asian="Modern Antiqua1" style:font-size-asian="12pt" style:language-asian="zh" style:country-asian="CN" style:font-name-complex="Modern Antiqua1" style:font-size-complex="12pt" style:language-complex="hi" style:country-complex="IN"/>
    </style:style>
    <style:style style:name="P60" style:family="paragraph" style:parent-style-name="Heading_20_3">
      <style:text-properties fo:color="#3d85c6" loext:opacity="100%" style:font-name="Goudy" fo:font-size="12pt" fo:language="en" fo:country="US" officeooo:rsid="00d8a304" officeooo:paragraph-rsid="00d8a304" style:letter-kerning="false" style:font-name-asian="Modern Antiqua1" style:font-size-asian="12pt" style:language-asian="zh" style:country-asian="CN" style:font-name-complex="Modern Antiqua1" style:font-size-complex="12pt" style:language-complex="hi" style:country-complex="IN"/>
    </style:style>
    <style:style style:name="P61" style:family="paragraph" style:parent-style-name="Heading_20_3">
      <style:text-properties fo:color="#3d85c6" loext:opacity="100%" style:font-name="Goudy" fo:font-size="12pt" fo:language="en" fo:country="US" officeooo:rsid="00dd714a" officeooo:paragraph-rsid="00dd714a" style:letter-kerning="false" style:font-name-asian="Modern Antiqua1" style:font-size-asian="12pt" style:language-asian="zh" style:country-asian="CN" style:font-name-complex="Modern Antiqua1" style:font-size-complex="12pt" style:language-complex="hi" style:country-complex="IN"/>
    </style:style>
    <style:style style:name="P62" style:family="paragraph" style:parent-style-name="Heading_20_3">
      <style:text-properties officeooo:paragraph-rsid="00b3e274"/>
    </style:style>
    <style:style style:name="P63" style:family="paragraph" style:parent-style-name="Heading_20_1" style:master-page-name="First_20_Page">
      <style:paragraph-properties fo:text-align="center" style:justify-single-word="false" style:page-number="1"/>
      <style:text-properties fo:font-size="24pt" fo:language="en" fo:country="US" style:font-size-asian="24pt" style:font-size-complex="24pt"/>
    </style:style>
    <style:style style:name="P64" style:family="paragraph" style:parent-style-name="Exalted">
      <style:text-properties fo:language="en" fo:country="US"/>
    </style:style>
    <style:style style:name="P65" style:family="paragraph" style:parent-style-name="Exalted">
      <style:text-properties fo:language="en" fo:country="US" officeooo:paragraph-rsid="00130601"/>
    </style:style>
    <style:style style:name="P66" style:family="paragraph" style:parent-style-name="Exalted">
      <style:text-properties fo:language="en" fo:country="US" officeooo:paragraph-rsid="00e56723"/>
    </style:style>
    <style:style style:name="P67" style:family="paragraph" style:parent-style-name="Exalted">
      <style:text-properties fo:language="en" fo:country="US" officeooo:rsid="00e6520b" officeooo:paragraph-rsid="00e6520b"/>
    </style:style>
    <style:style style:name="P68" style:family="paragraph" style:parent-style-name="Exalted">
      <style:text-properties fo:language="en" fo:country="US" officeooo:paragraph-rsid="00e84383"/>
    </style:style>
    <style:style style:name="P69" style:family="paragraph" style:parent-style-name="Exalted">
      <style:text-properties officeooo:paragraph-rsid="00e56723"/>
    </style:style>
    <style:style style:name="P70" style:family="paragraph" style:parent-style-name="Exalted">
      <style:text-properties officeooo:paragraph-rsid="00eae583"/>
    </style:style>
    <style:style style:name="P71" style:family="paragraph" style:parent-style-name="Exalted">
      <style:paragraph-properties fo:margin-top="0in" fo:margin-bottom="0in" style:contextual-spacing="false" fo:line-height="100%"/>
      <style:text-properties fo:language="en" fo:country="US" officeooo:rsid="008a6ac9" officeooo:paragraph-rsid="00e56723"/>
    </style:style>
    <style:style style:name="P72" style:family="paragraph" style:parent-style-name="Heading_20_10">
      <style:paragraph-properties fo:break-before="column"/>
      <style:text-properties fo:language="en" fo:country="US"/>
    </style:style>
    <style:style style:name="P73" style:family="paragraph" style:parent-style-name="Heading_20_10">
      <style:paragraph-properties fo:break-before="column"/>
      <style:text-properties fo:language="en" fo:country="US" fo:font-weight="normal" style:font-weight-asian="normal" style:font-weight-complex="normal"/>
    </style:style>
    <style:style style:name="P74" style:family="paragraph" style:parent-style-name="Heading_20_10">
      <style:paragraph-properties fo:break-before="column"/>
      <style:text-properties fo:language="en" fo:country="US" officeooo:rsid="00b35a02" officeooo:paragraph-rsid="00d5947e"/>
    </style:style>
    <style:style style:name="P75" style:family="paragraph" style:parent-style-name="Heading_20_3">
      <style:text-properties fo:language="en" fo:country="US" officeooo:paragraph-rsid="00e84383"/>
    </style:style>
    <style:style style:name="P76" style:family="paragraph" style:parent-style-name="Heading_20_3">
      <style:text-properties fo:color="#3d85c6" loext:opacity="100%" style:font-name="Goudy" fo:font-size="12pt" fo:language="en" fo:country="US" officeooo:rsid="00eae583" officeooo:paragraph-rsid="00eae583" style:letter-kerning="false" style:font-name-asian="Modern Antiqua1" style:font-size-asian="12pt" style:language-asian="zh" style:country-asian="CN" style:font-name-complex="Modern Antiqua1" style:font-size-complex="12pt" style:language-complex="hi" style:country-complex="IN"/>
    </style:style>
    <style:style style:name="P77"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9781d6" officeooo:paragraph-rsid="00e56723" style:letter-kerning="false" style:font-name-asian="Sorts Mill Goudy1" style:font-size-asian="12pt" style:language-asian="zh" style:country-asian="CN" style:font-name-complex="Sorts Mill Goudy1" style:font-size-complex="12pt" style:language-complex="hi" style:country-complex="IN"/>
    </style:style>
    <style:style style:name="P78"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e6520b" officeooo:paragraph-rsid="00e6520b" style:letter-kerning="false" style:font-name-asian="Sorts Mill Goudy1" style:font-size-asian="12pt" style:language-asian="zh" style:country-asian="CN" style:font-name-complex="Sorts Mill Goudy1" style:font-size-complex="12pt" style:language-complex="hi" style:country-complex="IN"/>
    </style:style>
    <style:style style:name="T1" style:family="text">
      <style:text-properties fo:font-weight="bold" style:font-weight-asian="bold"/>
    </style:style>
    <style:style style:name="T2" style:family="text">
      <style:text-properties fo:font-weight="bold" officeooo:rsid="001ed2dd" style:font-weight-asian="bold" style:font-weight-complex="bold"/>
    </style:style>
    <style:style style:name="T3" style:family="text">
      <style:text-properties officeooo:rsid="0005e7c5"/>
    </style:style>
    <style:style style:name="T4" style:family="text">
      <style:text-properties style:use-window-font-color="true" loext:opacity="0%" style:font-name="Times New Roman" fo:font-size="10pt" officeooo:rsid="0050502c" style:letter-kerning="false" style:font-name-asian="Spectral1" style:font-size-asian="10pt" style:language-asian="zh" style:country-asian="CN" style:font-name-complex="Spectral1" style:font-size-complex="10pt" style:language-complex="hi" style:country-complex="IN"/>
    </style:style>
    <style:style style:name="T5" style:family="text">
      <style:text-properties style:use-window-font-color="true" loext:opacity="0%" style:font-name="Times New Roman" fo:font-size="10pt" officeooo:rsid="0054ea77" style:letter-kerning="false" style:font-name-asian="Spectral1" style:font-size-asian="10pt" style:language-asian="zh" style:country-asian="CN" style:font-name-complex="Spectral1" style:font-size-complex="10pt" style:language-complex="hi" style:country-complex="IN"/>
    </style:style>
    <style:style style:name="T6" style:family="text">
      <style:text-properties style:use-window-font-color="true" loext:opacity="0%" style:font-name="Times New Roman" fo:font-size="10pt" officeooo:rsid="0005e7c5"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officeooo:rsid="000b92e8"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2d1101"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2b5df9"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2aba67"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officeooo:rsid="00618e92"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officeooo:rsid="00122021"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officeooo:rsid="0012a216"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officeooo:rsid="00114217"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officeooo:rsid="0012a28a"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officeooo:rsid="006452b2"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officeooo:rsid="0067e937"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officeooo:rsid="00258410"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officeooo:rsid="0026abe1"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officeooo:rsid="00168218"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officeooo:rsid="003be857"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officeooo:rsid="007da857"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officeooo:rsid="007dfc4a"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officeooo:rsid="008f3d21"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officeooo:rsid="00968036"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officeooo:rsid="009719de"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officeooo:rsid="00404fd6"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officeooo:rsid="0076c8ae"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officeooo:rsid="00e07906"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 style:family="text">
      <style:text-properties style:use-window-font-color="true" loext:opacity="0%" style:font-name="Times New Roman" fo:font-size="10pt" fo:font-weight="normal" officeooo:rsid="007fb53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2" style:family="text">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fo:language="en" fo:country="US" officeooo:rsid="00a1a803"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fo:language="en" fo:country="US" officeooo:rsid="00a20a74"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fo:language="en" fo:country="US" officeooo:rsid="0080acb5"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fo:language="en" fo:country="US" officeooo:rsid="00966fbd" style:letter-kerning="false" style:font-name-asian="Spectral1" style:font-size-asian="10pt" style:language-asian="zh" style:country-asian="CN" style:font-name-complex="Spectral1" style:font-size-complex="10pt" style:language-complex="hi" style:country-complex="IN"/>
    </style:style>
    <style:style style:name="T37" style:family="text">
      <style:text-properties style:use-window-font-color="true" loext:opacity="0%" style:font-name="Times New Roman" fo:font-size="10pt" fo:language="en" fo:country="US" officeooo:rsid="009490b2" style:letter-kerning="false" style:font-name-asian="Spectral1" style:font-size-asian="10pt" style:language-asian="zh" style:country-asian="CN" style:font-name-complex="Spectral1" style:font-size-complex="10pt" style:language-complex="hi" style:country-complex="IN"/>
    </style:style>
    <style:style style:name="T38" style:family="text">
      <style:text-properties style:use-window-font-color="true" loext:opacity="0%" style:font-name="Times New Roman" fo:font-size="10pt" fo:language="en" fo:country="US" officeooo:rsid="00a3be6b" style:letter-kerning="false" style:font-name-asian="Spectral1" style:font-size-asian="10pt" style:language-asian="zh" style:country-asian="CN" style:font-name-complex="Spectral1" style:font-size-complex="10pt" style:language-complex="hi" style:country-complex="IN"/>
    </style:style>
    <style:style style:name="T39" style:family="text">
      <style:text-properties style:use-window-font-color="true" loext:opacity="0%" style:font-name="Times New Roman" fo:font-size="10pt" fo:language="en" fo:country="US" officeooo:rsid="00843805" style:letter-kerning="false" style:font-name-asian="Spectral1" style:font-size-asian="10pt" style:language-asian="zh" style:country-asian="CN" style:font-name-complex="Spectral1" style:font-size-complex="10pt" style:language-complex="hi" style:country-complex="IN"/>
    </style:style>
    <style:style style:name="T40" style:family="text">
      <style:text-properties style:use-window-font-color="true" loext:opacity="0%" style:font-name="Times New Roman" fo:font-size="10pt" fo:language="en" fo:country="US" officeooo:rsid="00a91412" style:letter-kerning="false" style:font-name-asian="Spectral1" style:font-size-asian="10pt" style:language-asian="zh" style:country-asian="CN" style:font-name-complex="Spectral1" style:font-size-complex="10pt" style:language-complex="hi" style:country-complex="IN"/>
    </style:style>
    <style:style style:name="T41" style:family="text">
      <style:text-properties style:use-window-font-color="true" loext:opacity="0%" style:font-name="Times New Roman" fo:font-size="10pt" fo:language="en" fo:country="US" officeooo:rsid="00ae1f0a" style:letter-kerning="false" style:font-name-asian="Spectral1" style:font-size-asian="10pt" style:language-asian="zh" style:country-asian="CN" style:font-name-complex="Spectral1" style:font-size-complex="10pt" style:language-complex="hi" style:country-complex="IN"/>
    </style:style>
    <style:style style:name="T42" style:family="text">
      <style:text-properties style:use-window-font-color="true" loext:opacity="0%" style:font-name="Times New Roman" fo:font-size="10pt" fo:language="en" fo:country="US" officeooo:rsid="00b35a02"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US" officeooo:rsid="00b3e274"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fo:language="en" fo:country="US" officeooo:rsid="00b4c839"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fo:language="en" fo:country="US" officeooo:rsid="00b95fb3" style:letter-kerning="false" style:font-name-asian="Spectral1" style:font-size-asian="10pt" style:language-asian="zh" style:country-asian="CN" style:font-name-complex="Spectral1" style:font-size-complex="10pt" style:language-complex="hi" style:country-complex="IN"/>
    </style:style>
    <style:style style:name="T46" style:family="text">
      <style:text-properties style:use-window-font-color="true" loext:opacity="0%" style:font-name="Times New Roman" fo:font-size="10pt" fo:language="en" fo:country="US" officeooo:rsid="00bb145f" style:letter-kerning="false" style:font-name-asian="Spectral1" style:font-size-asian="10pt" style:language-asian="zh" style:country-asian="CN" style:font-name-complex="Spectral1" style:font-size-complex="10pt" style:language-complex="hi" style:country-complex="IN"/>
    </style:style>
    <style:style style:name="T47" style:family="text">
      <style:text-properties style:use-window-font-color="true" loext:opacity="0%" style:font-name="Times New Roman" fo:font-size="10pt" fo:language="en" fo:country="US" officeooo:rsid="00383830"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style:use-window-font-color="true" loext:opacity="0%" style:font-name="Times New Roman" fo:font-size="10pt" fo:language="en" fo:country="US" officeooo:rsid="00c24110" style:letter-kerning="false" style:font-name-asian="Spectral1" style:font-size-asian="10pt" style:language-asian="zh" style:country-asian="CN" style:font-name-complex="Spectral1" style:font-size-complex="10pt" style:language-complex="hi" style:country-complex="IN"/>
    </style:style>
    <style:style style:name="T49" style:family="text">
      <style:text-properties style:use-window-font-color="true" loext:opacity="0%" style:font-name="Times New Roman" fo:font-size="10pt" fo:language="en" fo:country="US" officeooo:rsid="00c3117a"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fo:language="en" fo:country="US" officeooo:rsid="00db5046"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style:use-window-font-color="true" loext:opacity="0%" style:font-name="Times New Roman" fo:font-size="10pt" fo:language="en" fo:country="US" officeooo:rsid="00e36743"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fo:language="en" fo:country="US" officeooo:rsid="00e6520b"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fo:language="en" fo:country="US" officeooo:rsid="00eae583" style:letter-kerning="false" style:font-name-asian="Spectral1" style:font-size-asian="10pt" style:language-asian="zh" style:country-asian="CN" style:font-name-complex="Spectral1" style:font-size-complex="10pt" style:language-complex="hi" style:country-complex="IN"/>
    </style:style>
    <style:style style:name="T54" style:family="text">
      <style:text-properties style:use-window-font-color="true" loext:opacity="0%" style:font-name="Times New Roman" fo:font-size="10pt" fo:language="en" fo:country="US"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5" style:family="text">
      <style:text-properties style:use-window-font-color="true" loext:opacity="0%" style:font-name="Times New Roman" fo:font-size="10pt" fo:language="en" fo:country="US" fo:font-weight="normal" officeooo:rsid="00b3e2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6" style:family="text">
      <style:text-properties style:use-window-font-color="true" loext:opacity="0%" style:font-name="Times New Roman" fo:font-size="10pt" fo:language="en" fo:country="US" fo:font-weight="normal" officeooo:rsid="00b95f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7" style:family="text">
      <style:text-properties style:use-window-font-color="true" loext:opacity="0%" style:font-name="Times New Roman" fo:font-size="10pt" fo:language="en" fo:country="US" fo:font-weight="normal" officeooo:rsid="00bcd0a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8" style:family="text">
      <style:text-properties style:use-window-font-color="true" loext:opacity="0%" style:font-name="Times New Roman" fo:font-size="10pt" fo:language="en" fo:country="US" fo:font-weight="normal" officeooo:rsid="00d8a30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9" style:family="text">
      <style:text-properties style:use-window-font-color="true" loext:opacity="0%" style:font-name="Times New Roman" fo:font-size="10pt" fo:language="en" fo:country="US" fo:font-weight="normal" officeooo:rsid="00df190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0" style:family="text">
      <style:text-properties officeooo:rsid="000a081d"/>
    </style:style>
    <style:style style:name="T61" style:family="text">
      <style:text-properties officeooo:rsid="000b92e8"/>
    </style:style>
    <style:style style:name="T62" style:family="text">
      <style:text-properties officeooo:rsid="000c6e11"/>
    </style:style>
    <style:style style:name="T63" style:family="text">
      <style:text-properties fo:font-weight="normal" style:font-weight-asian="normal" style:font-weight-complex="normal"/>
    </style:style>
    <style:style style:name="T64" style:family="text">
      <style:text-properties fo:font-weight="normal" officeooo:rsid="000c6e11" style:font-weight-asian="normal" style:font-weight-complex="normal"/>
    </style:style>
    <style:style style:name="T65" style:family="text">
      <style:text-properties fo:font-weight="normal" officeooo:rsid="005e0599" style:font-weight-asian="normal" style:font-weight-complex="normal"/>
    </style:style>
    <style:style style:name="T66" style:family="text">
      <style:text-properties fo:font-weight="normal" officeooo:rsid="006116c5" style:font-weight-asian="normal" style:font-weight-complex="normal"/>
    </style:style>
    <style:style style:name="T67" style:family="text">
      <style:text-properties fo:font-weight="normal" officeooo:rsid="00618e92" style:font-weight-asian="normal" style:font-weight-complex="normal"/>
    </style:style>
    <style:style style:name="T68" style:family="text">
      <style:text-properties fo:font-weight="normal" officeooo:rsid="00678d5b" style:font-weight-asian="normal" style:font-weight-complex="normal"/>
    </style:style>
    <style:style style:name="T69" style:family="text">
      <style:text-properties fo:font-weight="normal" officeooo:rsid="008a19e3" style:font-weight-asian="normal" style:font-weight-complex="normal"/>
    </style:style>
    <style:style style:name="T70" style:family="text">
      <style:text-properties fo:font-weight="normal" officeooo:rsid="003b1229" style:font-weight-asian="normal" style:font-weight-complex="normal"/>
    </style:style>
    <style:style style:name="T71" style:family="text">
      <style:text-properties fo:font-weight="normal" officeooo:rsid="00396b05" style:font-weight-asian="normal" style:font-weight-complex="normal"/>
    </style:style>
    <style:style style:name="T72" style:family="text">
      <style:text-properties fo:font-weight="normal" officeooo:rsid="00e07906" style:font-weight-asian="normal" style:font-weight-complex="normal"/>
    </style:style>
    <style:style style:name="T73" style:family="text">
      <style:text-properties officeooo:rsid="00122021"/>
    </style:style>
    <style:style style:name="T74" style:family="text">
      <style:text-properties officeooo:rsid="002f4bd6"/>
    </style:style>
    <style:style style:name="T75" style:family="text">
      <style:text-properties officeooo:rsid="003287ec"/>
    </style:style>
    <style:style style:name="T76" style:family="text">
      <style:text-properties officeooo:rsid="003d3ac5"/>
    </style:style>
    <style:style style:name="T77" style:family="text">
      <style:text-properties officeooo:rsid="003f08c1"/>
    </style:style>
    <style:style style:name="T78" style:family="text">
      <style:text-properties officeooo:rsid="003f35bc"/>
    </style:style>
    <style:style style:name="T79" style:family="text">
      <style:text-properties officeooo:rsid="00528a0b"/>
    </style:style>
    <style:style style:name="T80" style:family="text">
      <style:text-properties officeooo:rsid="0054583d"/>
    </style:style>
    <style:style style:name="T81" style:family="text">
      <style:text-properties officeooo:rsid="0054ea77"/>
    </style:style>
    <style:style style:name="T82" style:family="text">
      <style:text-properties officeooo:rsid="00586657"/>
    </style:style>
    <style:style style:name="T83" style:family="text">
      <style:text-properties officeooo:rsid="005d607f"/>
    </style:style>
    <style:style style:name="T84" style:family="text">
      <style:text-properties style:font-name="Sorts Mill Goudy" style:font-name-asian="Sorts Mill Goudy1" style:font-name-complex="Sorts Mill Goudy1"/>
    </style:style>
    <style:style style:name="T85" style:family="text">
      <style:text-properties officeooo:rsid="006116c5"/>
    </style:style>
    <style:style style:name="T86" style:family="text">
      <style:text-properties fo:color="#3d85c6" loext:opacity="100%" style:font-name="Sorts Mill Goudy" fo:font-size="12pt" officeooo:rsid="00618e92" style:letter-kerning="false" style:font-name-asian="Sorts Mill Goudy1" style:font-size-asian="12pt" style:language-asian="zh" style:country-asian="CN" style:font-name-complex="Sorts Mill Goudy1" style:font-size-complex="12pt" style:language-complex="hi" style:country-complex="IN"/>
    </style:style>
    <style:style style:name="T87" style:family="text">
      <style:text-properties fo:color="#3d85c6" loext:opacity="100%" style:font-name="Goudy" fo:font-size="12pt" officeooo:rsid="00913f5a" style:letter-kerning="false" style:font-name-asian="Modern Antiqua1" style:font-size-asian="12pt" style:language-asian="zh" style:country-asian="CN" style:font-name-complex="Modern Antiqua1" style:font-size-complex="12pt" style:language-complex="hi" style:country-complex="IN"/>
    </style:style>
    <style:style style:name="T88" style:family="text">
      <style:text-properties fo:color="#3d85c6" loext:opacity="100%" style:font-name="Goudy" fo:font-size="12pt" officeooo:rsid="0090f9a1" style:letter-kerning="false" style:font-name-asian="Modern Antiqua1" style:font-size-asian="12pt" style:language-asian="zh" style:country-asian="CN" style:font-name-complex="Modern Antiqua1" style:font-size-complex="12pt" style:language-complex="hi" style:country-complex="IN"/>
    </style:style>
    <style:style style:name="T89" style:family="text">
      <style:text-properties fo:color="#3d85c6" loext:opacity="100%" style:font-name="Goudy" fo:font-size="12pt" fo:language="en" fo:country="US" officeooo:rsid="00b3e274" style:letter-kerning="false" style:font-name-asian="Modern Antiqua1" style:font-size-asian="12pt" style:language-asian="zh" style:country-asian="CN" style:font-name-complex="Modern Antiqua1" style:font-size-complex="12pt" style:language-complex="hi" style:country-complex="IN"/>
    </style:style>
    <style:style style:name="T90" style:family="text">
      <style:text-properties fo:color="#3d85c6" loext:opacity="100%" style:font-name="Goudy" fo:font-size="12pt" fo:language="en" fo:country="US" officeooo:rsid="00b67624" style:letter-kerning="false" style:font-name-asian="Modern Antiqua1" style:font-size-asian="12pt" style:language-asian="zh" style:country-asian="CN" style:font-name-complex="Modern Antiqua1" style:font-size-complex="12pt" style:language-complex="hi" style:country-complex="IN"/>
    </style:style>
    <style:style style:name="T91" style:family="text">
      <style:text-properties officeooo:rsid="006595d7"/>
    </style:style>
    <style:style style:name="T92" style:family="text">
      <style:text-properties officeooo:rsid="0067e937"/>
    </style:style>
    <style:style style:name="T93" style:family="text">
      <style:text-properties officeooo:rsid="007903c6"/>
    </style:style>
    <style:style style:name="T94" style:family="text">
      <style:text-properties officeooo:rsid="007bd215"/>
    </style:style>
    <style:style style:name="T95" style:family="text">
      <style:text-properties officeooo:rsid="007da857"/>
    </style:style>
    <style:style style:name="T96" style:family="text">
      <style:text-properties officeooo:rsid="007e85d3"/>
    </style:style>
    <style:style style:name="T97" style:family="text">
      <style:text-properties officeooo:rsid="007fb53c"/>
    </style:style>
    <style:style style:name="T98" style:family="text">
      <style:text-properties officeooo:rsid="008322a7"/>
    </style:style>
    <style:style style:name="T99" style:family="text">
      <style:text-properties officeooo:rsid="00883362"/>
    </style:style>
    <style:style style:name="T100" style:family="text">
      <style:text-properties officeooo:rsid="008a34f1"/>
    </style:style>
    <style:style style:name="T101" style:family="text">
      <style:text-properties officeooo:rsid="008c1238"/>
    </style:style>
    <style:style style:name="T102" style:family="text">
      <style:text-properties officeooo:rsid="008d7721"/>
    </style:style>
    <style:style style:name="T103" style:family="text">
      <style:text-properties officeooo:rsid="008e806d"/>
    </style:style>
    <style:style style:name="T104" style:family="text">
      <style:text-properties officeooo:rsid="008f3d21"/>
    </style:style>
    <style:style style:name="T105" style:family="text">
      <style:text-properties officeooo:rsid="00399e15"/>
    </style:style>
    <style:style style:name="T106" style:family="text">
      <style:text-properties officeooo:rsid="0090f9a1"/>
    </style:style>
    <style:style style:name="T107" style:family="text">
      <style:text-properties officeooo:rsid="00931e18"/>
    </style:style>
    <style:style style:name="T108" style:family="text">
      <style:text-properties officeooo:rsid="00968036"/>
    </style:style>
    <style:style style:name="T109" style:family="text">
      <style:text-properties officeooo:rsid="00971edc"/>
    </style:style>
    <style:style style:name="T110" style:family="text">
      <style:text-properties fo:font-style="italic" style:font-style-asian="italic" style:font-style-complex="italic"/>
    </style:style>
    <style:style style:name="T111" style:family="text">
      <style:text-properties fo:language="en" fo:country="US"/>
    </style:style>
    <style:style style:name="T112" style:family="text">
      <style:text-properties fo:language="en" fo:country="US" fo:font-weight="bold" style:font-weight-asian="bold"/>
    </style:style>
    <style:style style:name="T113" style:family="text">
      <style:text-properties fo:language="en" fo:country="US" fo:font-weight="bold" officeooo:rsid="00988308" style:font-weight-asian="bold"/>
    </style:style>
    <style:style style:name="T114" style:family="text">
      <style:text-properties fo:language="en" fo:country="US" fo:font-weight="normal" officeooo:rsid="00aef121" style:font-weight-asian="normal" style:font-weight-complex="normal"/>
    </style:style>
    <style:style style:name="T115" style:family="text">
      <style:text-properties fo:language="en" fo:country="US" fo:font-weight="normal" officeooo:rsid="00b82660" style:font-weight-asian="normal" style:font-weight-complex="normal"/>
    </style:style>
    <style:style style:name="T116" style:family="text">
      <style:text-properties fo:language="en" fo:country="US" fo:font-weight="normal" officeooo:rsid="00d959be" style:font-weight-asian="normal" style:font-weight-complex="normal"/>
    </style:style>
    <style:style style:name="T117" style:family="text">
      <style:text-properties fo:language="en" fo:country="US" fo:font-weight="normal" officeooo:rsid="00eae583" style:font-weight-asian="normal" style:font-weight-complex="normal"/>
    </style:style>
    <style:style style:name="T118" style:family="text">
      <style:text-properties fo:language="en" fo:country="US" officeooo:rsid="00b22d12"/>
    </style:style>
    <style:style style:name="T119" style:family="text">
      <style:text-properties fo:language="en" fo:country="US" officeooo:rsid="00b35a02"/>
    </style:style>
    <style:style style:name="T120" style:family="text">
      <style:text-properties fo:language="en" fo:country="US" officeooo:rsid="007bd215"/>
    </style:style>
    <style:style style:name="T121" style:family="text">
      <style:text-properties fo:language="en" fo:country="US" officeooo:rsid="0059458d"/>
    </style:style>
    <style:style style:name="T122" style:family="text">
      <style:text-properties fo:language="en" fo:country="US" officeooo:rsid="00988308"/>
    </style:style>
    <style:style style:name="T123" style:family="text">
      <style:text-properties fo:language="en" fo:country="US" officeooo:rsid="003b1229"/>
    </style:style>
    <style:style style:name="T124" style:family="text">
      <style:text-properties fo:language="en" fo:country="US" officeooo:rsid="00913f5a"/>
    </style:style>
    <style:style style:name="T125" style:family="text">
      <style:text-properties fo:language="en" fo:country="US" officeooo:rsid="0091e4e5"/>
    </style:style>
    <style:style style:name="T126" style:family="text">
      <style:text-properties fo:language="en" fo:country="US" officeooo:rsid="00eae583"/>
    </style:style>
    <style:style style:name="T127" style:family="text">
      <style:text-properties fo:language="en" fo:country="US" officeooo:rsid="00ec5f37"/>
    </style:style>
    <style:style style:name="T128" style:family="text">
      <style:text-properties officeooo:rsid="00b67624"/>
    </style:style>
    <style:style style:name="T129" style:family="text">
      <style:text-properties officeooo:rsid="00bf88c7"/>
    </style:style>
    <style:style style:name="T130" style:family="text">
      <style:text-properties officeooo:rsid="00c3117a"/>
    </style:style>
    <style:style style:name="T131" style:family="text">
      <style:text-properties officeooo:rsid="00e31436"/>
    </style:style>
    <style:style style:name="T132" style:family="text">
      <style:text-properties officeooo:rsid="00e501a9"/>
    </style:style>
    <style:style style:name="T133" style:family="text">
      <style:text-properties officeooo:rsid="00e07906"/>
    </style:style>
    <style:style style:name="T134" style:family="text">
      <style:text-properties officeooo:rsid="00e6a454"/>
    </style:style>
    <style:style style:name="T135" style:family="text">
      <style:text-properties officeooo:rsid="00afd163"/>
    </style:style>
    <style:style style:name="T136" style:family="text">
      <style:text-properties officeooo:rsid="00ea2286"/>
    </style:style>
    <style:style style:name="T137" style:family="text">
      <style:text-properties officeooo:rsid="00eae583"/>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1">Universal Charms</text:h>
      <text:p text:style-name="P9"/>
      <text:section text:style-name="Sect1" text:name="TextSection">
        <text:p text:style-name="P10">Exalts, particularly new ones, will use their Essence to perform similar effects. These charms are therefore Universal to all Exalts.</text:p>
        <text:p text:style-name="P10">While the manifestation and method of these powers will look different, the end result is the same. A Lunar might borrow the eyes of a falcon to see further, while an Air Dragonblood would create a focal lens out of the air—but they both would spend the same number of motes and end up with the same perception advantage.</text:p>
        <text:p text:style-name="P10"/>
        <text:h text:style-name="P3" text:outline-level="2">Global</text:h>
        <text:h text:style-name="P44" text:outline-level="3">There is No Wind</text:h>
        <text:p text:style-name="P10"><text:span text:style-name="T1">Cost: </text:span>1m; <text:line-break/><text:span text:style-name="T2">Type: </text:span>Supplemental (Ranged Attack)<text:line-break/><text:span text:style-name="T1">Mins: <text:s/></text:span>(Ranged Ability) 1</text:p>
        <text:p text:style-name="P10">When using a ranged attack, reduce up to (Essence) dice of Disadvantages caused by non-visual conditions such as high winds, storms, sleet, and other similar Environmental Effects.</text:p>
        <text:h text:style-name="P45" text:outline-level="3">Dragonfly Finds Mate</text:h>
        <text:p text:style-name="P11"><text:span text:style-name="T1">Cost: --</text:span><text:line-break/><text:span text:style-name="T1">Type: </text:span><text:span text:style-name="T4">Permanent</text:span><text:line-break/><text:span text:style-name="T1">Mins: </text:span><text:s/><text:span text:style-name="T5">(Ranged Ability)</text:span> <text:span text:style-name="T81">3</text:span></text:p>
        <text:p text:style-name="P12">The Exalt lets loose their weapon, knocking incoming projectiles out of the sky.</text:p>
        <text:p text:style-name="P11"><text:span text:style-name="T79">Against any Ranged attack, </text:span><text:span text:style-name="T80">you may d</text:span><text:span text:style-name="T79">efine DV as (Dexterity + Archery)/2. </text:span><text:span text:style-name="T81">This may be used to Defend Others who are within Medium Range.</text:span></text:p>
        <text:h text:style-name="P5" text:outline-level="2">Archery</text:h>
        <text:h text:style-name="P50" text:outline-level="3">Flashing Vengeance Draw<text:tab/></text:h>
        <text:p text:style-name="P10"><text:span text:style-name="T1">Cost: </text:span><text:span text:style-name="T66">3</text:span>m, <text:span text:style-name="T3">1</text:span>i <text:line-break/><text:span text:style-name="T1">Type: </text:span>Reflexive<text:line-break/><text:span text:style-name="T1">Mins: </text:span>Archery 1</text:p>
        <text:p text:style-name="P10">After the Initiative Order has been decided but before the first Action, the Archer may make an immediate <text:span text:style-name="T6">Maneuver.</text:span></text:p>
        <text:h text:style-name="P51" text:outline-level="3">Aimed Shot</text:h>
        <text:p text:style-name="P13">Cost:<text:span text:style-name="T63"> </text:span><text:span text:style-name="T69">3</text:span><text:span text:style-name="T63">m<text:line-break/></text:span>Type: <text:span text:style-name="T63">Supplemental<text:line-break/></text:span>Mins:<text:span text:style-name="T63"> Archery 1</text:span></text:p>
        <text:p text:style-name="P15">The Archer holds their shot still, increasing their Accuracy by (Essence) Dice.</text:p>
        <text:h text:style-name="P44" text:outline-level="3">Forceful Arrow<text:span text:style-name="T99">s</text:span><text:tab/></text:h>
        <text:p text:style-name="P10"><text:span text:style-name="T1">Cost: </text:span><text:span text:style-name="T66">2</text:span>m<text:line-break/><text:span text:style-name="T1">Type: </text:span>Supplemental<text:line-break/><text:span text:style-name="T1">Mins: </text:span>Archery 2</text:p>
        <text:p text:style-name="P10"><text:span text:style-name="T7">On </text:span><text:span text:style-name="T8">a successful </text:span><text:span text:style-name="T9">h</text:span><text:span text:style-name="T10">it,</text:span> the target <text:span text:style-name="T61">is</text:span> knocked back one Range Band from the Archer.</text:p>
        <text:p text:style-name="P10">Alternatively, the Exalt may choose to knock themselves backwards <text:span text:style-name="T60">from their target </text:span><text:span text:style-name="T85">by </text:span>one Range Band.</text:p>
        <text:h text:style-name="P47" text:outline-level="3"><text:span text:style-name="T86">Hunter’s Swift Answer</text:span><text:span text:style-name="T84"><text:tab/></text:span></text:h>
        <text:p text:style-name="P17"><text:span text:style-name="T1">Cost: </text:span><text:span text:style-name="T67">2</text:span>m<text:line-break/><text:span text:style-name="T1">Type: </text:span><text:span text:style-name="T11">Reflexive</text:span><text:line-break/><text:span text:style-name="T1">Mins: </text:span>Archery 2</text:p>
        <text:p text:style-name="P32">After Successfully disengaging, the Archer fires a returning blow on their pursuer, causing them to lose 3 Impulse.</text:p>
        <text:h text:style-name="P44" text:outline-level="3">Flying Anchor</text:h>
        <text:p text:style-name="P10"><text:span text:style-name="T1">Cost: </text:span><text:span text:style-name="T65">2</text:span>m<text:line-break/><text:span text:style-name="T1">Type: </text:span><text:span text:style-name="T12">Supplemental</text:span><text:line-break/><text:span text:style-name="T1">Mins: </text:span>Archery 3</text:p>
        <text:p text:style-name="P18"><text:span text:style-name="T73">On </text:span><text:span text:style-name="T75">H</text:span><text:span text:style-name="T74">it,</text:span><text:span text:style-name="T12"> the target becomes pinned, </text:span><text:span text:style-name="T13">unable to move from their location for one Round.</text:span></text:p>
        <text:h text:style-name="P46" text:outline-level="3">Arrow Storm Technique</text:h>
        <text:p text:style-name="P19"><text:span text:style-name="T1">Cost: </text:span><text:span text:style-name="T64">3</text:span>m, <text:span text:style-name="T62">1</text:span>i<text:line-break/><text:span text:style-name="T1">Type: </text:span>Supplemental (Attack)<text:line-break/><text:span text:style-name="T1">Mins: </text:span>Archery 3</text:p>
        <text:p text:style-name="P19"><text:span text:style-name="T13">The Exalt buries an area with a flurry of arrows, </text:span><text:span text:style-name="T14">making sure that at least one will hit. Their attack targets Soak instead of DV.</text:span></text:p>
        <text:h text:style-name="P72" text:outline-level="10">Greater Charms</text:h>
        <text:h text:style-name="P50" text:outline-level="3">Accuracy Without Distance</text:h>
        <text:p text:style-name="P10"><text:span text:style-name="T1">Cost: --<text:line-break/>Type: </text:span>Permanent <text:line-break/><text:span text:style-name="T1">Mins: </text:span>Archery 4</text:p>
        <text:p text:style-name="P10">The Exalts Archery attacks are extended. <text:span text:style-name="T15">They may now attack at Long Range, and at Melee Range for no penalty.</text:span></text:p>
        <text:p text:style-name="P10"/>
        <text:h text:style-name="P5" text:outline-level="2">Athletics</text:h>
        <text:h text:style-name="P50" text:outline-level="3">Graceful Crane Stance</text:h>
        <text:p text:style-name="P10"><text:span text:style-name="T1">Cost: </text:span>3m<text:line-break/><text:span text:style-name="T1">Type: </text:span>Reflexive, Scene<text:line-break/><text:span text:style-name="T1">Mins: </text:span>Athletics 1</text:p>
        <text:p text:style-name="P10">The Exalt may perform athletics of balance such as running across things too narrow or weak to normally support the Exalt. Examples include awnings, precarious poles, and <text:span text:style-name="T16">thin wires</text:span>.</text:p>
        <text:h text:style-name="P44" text:outline-level="3">Soaring Leap</text:h>
        <text:p text:style-name="P10"><text:span text:style-name="T1">Cost: </text:span><text:span text:style-name="T68">2</text:span>m<text:line-break/><text:span text:style-name="T1">Type: </text:span>Reflexive<text:line-break/><text:span text:style-name="T1">Mins: </text:span>Athletics 2</text:p>
        <text:p text:style-name="P20">The Exalt increases their leaping distance, allowing them to cross chasms and scale buildings. They may effortlessly leap <text:span text:style-name="T17">a single story</text:span> <text:span text:style-name="T132">vertically or horizontally </text:span>in one bound, <text:span text:style-name="T92">and may continue to vault upwards if there is some surface firm enough for their force.</text:span></text:p>
        <text:p text:style-name="P20"><text:span text:style-name="T92">In addition, Exalts do not take</text:span> fall damage <text:span text:style-name="T17">from such leaps, nor from descending from all but the tallest of buildings.</text:span></text:p>
        <text:h text:style-name="P44" text:outline-level="3">Lightning Speed</text:h>
        <text:p text:style-name="P10"><text:span text:style-name="T1">Cost: </text:span>3m<text:line-break/><text:span text:style-name="T1">Type: </text:span>Supplemental<text:line-break/><text:span text:style-name="T1">Mins: </text:span>Athletics 3</text:p>
        <text:p text:style-name="P10">The Exalt may double their running speed for a specific task, blazing off with great abandon. For races and tests of speed, the Exalt may add (Essence) successes to their roll.</text:p>
        <text:p text:style-name="P65">In combat, <text:span text:style-name="T91">the character can Dash without Impulse cost or DV penalty.</text:span></text:p>
        <text:h text:style-name="P78" text:outline-level="3">Flashing Anticipation</text:h>
        <text:p text:style-name="P69"><text:span text:style-name="T112">Cost: --</text:span><text:span text:style-name="T111"><text:line-break/></text:span><text:span text:style-name="T112">Type: </text:span><text:span text:style-name="T52">Permanent</text:span><text:span text:style-name="T111"><text:line-break/></text:span><text:span text:style-name="T112">Mins: </text:span><text:span text:style-name="T111">Athletics 3</text:span></text:p>
        <text:p text:style-name="P67">The Exalt adds <text:span text:style-name="T134">+</text:span>(Essence) to their Initiative.</text:p>
        <text:h text:style-name="P72" text:outline-level="10">Greater Charms</text:h>
        <text:h text:style-name="P44" text:outline-level="3">Feather Foot Style</text:h>
        <text:p text:style-name="P10"><text:span text:style-name="T1">Cost: </text:span>--<text:line-break/><text:span text:style-name="T1">Type: </text:span>Permanent<text:line-break/><text:span text:style-name="T1">Mins: </text:span>Athletics 4</text:p>
        <text:p text:style-name="P10">The Exalt may run up walls, cross liquids, and even run across the underside of <text:span text:style-name="T131">a</text:span> horizontal surfaces, such as bridges or roofs, so long as they continue to run. </text:p>
        <text:h text:style-name="P77" text:outline-level="3">Rolling with the Punches.</text:h>
        <text:p text:style-name="P66"><text:span text:style-name="T1">Cost: </text:span><text:span text:style-name="T72">(3m per Dmg.)</text:span><text:line-break/><text:span text:style-name="T1">Type: </text:span><text:span text:style-name="T29">Reflexive</text:span><text:line-break/><text:span text:style-name="T1">Mins: </text:span>Athletics <text:span text:style-name="T133">5</text:span></text:p>
        <text:p text:style-name="P71"><text:span text:style-name="T28">For every 3 motes spent, reduce incoming damage by 1 point, with no more than (Essence) damage reduced per single attack.</text:span></text:p>
        <text:h text:style-name="P48" text:outline-level="3"/>
        <text:h text:style-name="P49" text:outline-level="3"/>
        <text:p text:style-name="P33"/>
        <text:h text:style-name="P5" text:outline-level="2">Awareness</text:h>
        <text:h text:style-name="P50" text:outline-level="3">Sight Without Eyes</text:h>
        <text:p text:style-name="P10"><text:span text:style-name="T1">Cost:</text:span> 2m<text:line-break/><text:span text:style-name="T1">Type: </text:span>Reflexive; Scene<text:line-break/><text:span text:style-name="T1">Mins</text:span>: Awareness 1</text:p>
        <text:p text:style-name="P10">Reduce any disadvantage from visual conditions such as smoke, fog, and darkness by up to (Essence) dice.</text:p>
        <text:h text:style-name="P50" text:outline-level="3">Awakening Eye</text:h>
        <text:p text:style-name="P10"><text:span text:style-name="T1">Cost:</text:span> 3m<text:line-break/><text:span text:style-name="T1">Type: </text:span>Reflexive<text:line-break/><text:span text:style-name="T1">Mins</text:span>: Awareness 2</text:p>
        <text:p text:style-name="P10">Re-roll a<text:span text:style-name="T18">n Initiati</text:span><text:span text:style-name="T19">v</text:span><text:span text:style-name="T18">e</text:span> Roll, taking the preferred result. This may only be done once <text:span text:style-name="T136">per combat</text:span>.</text:p>
        <text:h text:style-name="P50" text:outline-level="3">Uncanny Perception Technique</text:h>
        <text:p text:style-name="P10"><text:span text:style-name="T1">Cost: --<text:line-break/>Type: </text:span>Permanent<text:line-break/><text:span text:style-name="T1">Mins: </text:span>Awareness 2</text:p>
        <text:p text:style-name="Exalted"><text:span text:style-name="T111">The presence of dematerialized, intangible, or otherwise spectral creatures may be </text:span><text:span text:style-name="T33">native</text:span><text:span text:style-name="T34">ly</text:span><text:span text:style-name="T111"> detected—although the precise location still remains a mystery. The creature may attempt to use Stealth to combat this awareness.</text:span></text:p>
        <text:p text:style-name="P10">This sense will manifest in all manner of strange sensory phenomena appropriate to the being: a chill of winter, coppery taste, or the sound of bells. As well, this sense is distinctive to the specific being, allowing for recognition upon sensing it again.</text:p>
        <text:h text:style-name="P50" text:outline-level="3">Surprise Anticipation Method</text:h>
        <text:p text:style-name="P10"><text:span text:style-name="T1">Cost: --<text:line-break/>Type: </text:span>Permanent<text:line-break/><text:span text:style-name="T1">Mins: </text:span>Awareness 3</text:p>
        <text:p text:style-name="P10">The Exalt suffers no penalties to Awareness rolls occur due to being tired, exhausted, or other similar mental disadvantage. Awareness rolls may always be made while asleep.</text:p>
        <text:p text:style-name="P10">In addition, the Exalt <text:span text:style-name="T20">never suffers from the ill effects of an Ambush Round.</text:span></text:p>
        <text:h text:style-name="P75" text:outline-level="3">Inner Eye Focus</text:h>
        <text:p text:style-name="P68"><text:span text:style-name="T1">Cost: </text:span>4m<text:line-break/><text:span text:style-name="T1">Type: </text:span>Reflexive<text:line-break/><text:span text:style-name="T1">Mins: </text:span>Awareness 4</text:p>
        <text:p text:style-name="P68">Re-roll an Awareness Roll, taking the preferred result. This may only be done once <text:span text:style-name="T135">per action</text:span>.</text:p>
        <text:h text:style-name="P72" text:outline-level="10">Greater Charms</text:h>
        <text:h text:style-name="P50" text:outline-level="3">Sense-Destroying Method</text:h>
        <text:p text:style-name="P21"><text:span text:style-name="T1">Cost: </text:span>6m<text:line-break/><text:span text:style-name="T1">Type: </text:span><text:span text:style-name="T30">Simple</text:span><text:line-break/><text:span text:style-name="T1">Mins: </text:span>Awareness 4</text:p>
        <text:p text:style-name="Exalted"><text:span text:style-name="T111">On touching a target, and by successfully rolling (</text:span><text:span text:style-name="T51">Wits</text:span><text:span text:style-name="T111"> + Awareness) vs the target’s (Stamina + Physique), the Exalt can destroy one of the classical five senses at their choice. Only one sense of a target may be destroyed in a particular scene.</text:span></text:p>
        <text:p text:style-name="P10">Undoing this destruction is a Medicine Project of at least 10 PR. Most targets will not have this luxury.</text:p>
        <text:h text:style-name="P76" text:outline-level="3">Watchful Justicar’s Eye</text:h>
        <text:p text:style-name="P70"><text:span text:style-name="T112">Cost: </text:span><text:span text:style-name="T117">4m</text:span><text:span text:style-name="T111"><text:line-break/></text:span><text:span text:style-name="T112">Type: </text:span><text:span text:style-name="T53">Simple</text:span><text:span text:style-name="T111">; </text:span><text:span text:style-name="T126">Scene</text:span><text:span text:style-name="T111"><text:line-break/></text:span><text:span text:style-name="T112">Mins: </text:span><text:span text:style-name="T111">Awareness 4</text:span></text:p>
        <text:p text:style-name="P70"><text:span text:style-name="T126">By observing for an action, the Exalt can identify which characters of the scene are behaving outside what would be considered normal for the scene. They may also keep track of all characters and their actions, so long as they do not leave the place for more than a brief moment.</text:span></text:p>
        <text:p text:style-name="P10"/>
        <text:h text:style-name="P5" text:outline-level="2">Brawl</text:h>
        <text:h text:style-name="P50" text:outline-level="3">Ox-Stunning Blow</text:h>
        <text:p text:style-name="P10"><text:span text:style-name="T1">Cost:</text:span> <text:span text:style-name="T96">3</text:span>m<text:line-break/><text:span text:style-name="T1">Type: </text:span>Supplemental<text:line-break/><text:span text:style-name="T1">Mins</text:span>: Brawl 1</text:p>
        <text:p text:style-name="Exalted"><text:span text:style-name="T47">On </text:span><text:span text:style-name="T48">a Brawl </text:span><text:span text:style-name="T49">Attack </text:span><text:span text:style-name="T48">Maneuver higher than the target’s Soak</text:span><text:span text:style-name="T111">, remove </text:span><text:span text:style-name="T120">2</text:span><text:span text:style-name="T121"> + </text:span><text:span text:style-name="T111">(Essence) Impulse from the target.</text:span></text:p>
        <text:h text:style-name="P50" text:outline-level="3">Sledgehammer Strike</text:h>
        <text:p text:style-name="P10"><text:span text:style-name="T1">Cost:</text:span> 4m<text:line-break/><text:span text:style-name="T1">Type: </text:span>Supplemental<text:line-break/><text:span text:style-name="T1">Mins</text:span>: Brawl 2</text:p>
        <text:p text:style-name="P10"><text:span text:style-name="T21">On Feats of Strength,</text:span> <text:span text:style-name="T83">such as breaking through walls or destroying scenery, </text:span>add (Essence)<text:span text:style-name="T82">x2</text:span> dice.</text:p>
        <text:p text:style-name="P10"><text:span text:style-name="T77">Decisive Strikes</text:span><text:span text:style-name="T76"> a</text:span>gainst animate beings (such as Earth elementals and golems), add (Essence) dice to <text:span text:style-name="T78">Accuracy.</text:span></text:p>
        <text:h text:style-name="P55" text:outline-level="3">Force-Delivering Blow</text:h>
        <text:p text:style-name="P22"><text:span text:style-name="T1">Cost:</text:span> <text:span text:style-name="T93">2</text:span>m<text:line-break/><text:span text:style-name="T1">Type: </text:span>Supplemental<text:line-break/><text:span text:style-name="T1">Mins</text:span>: Brawl 2</text:p>
        <text:p text:style-name="P23">On a successful (Strength + Brawl) vs. DV Maneuver or Decisive Brawl Attack, knock the target back one range band.</text:p>
        <text:h text:style-name="P56" text:outline-level="3">Foe-Toppling Maneuver</text:h>
        <text:p text:style-name="P24"><text:span text:style-name="T1">Cost:</text:span> <text:span text:style-name="T95">3</text:span>m<text:line-break/><text:span text:style-name="T1">Type: </text:span>Supplemental<text:line-break/><text:span text:style-name="T1">Mins</text:span>: Brawl <text:span text:style-name="T94">3</text:span></text:p>
        <text:p text:style-name="P25"><text:span text:style-name="T93">On a successful Decisive Brawl Attack, </text:span><text:span text:style-name="T129">or a Brawl </text:span><text:span text:style-name="T130">Attack</text:span><text:span text:style-name="T129"> Maneuver that exceeds the target’s DV, </text:span><text:span text:style-name="T94">destabilize their movements and footing causing them to be stunned and remove </text:span><text:span text:style-name="T22">4 Dice from the </text:span><text:span text:style-name="T23">next action.</text:span></text:p>
        <text:h text:style-name="P73" text:outline-level="10">Greater Charms</text:h>
        <text:h text:style-name="P5" text:outline-level="2">Craft</text:h>
        <text:h text:style-name="P61" text:outline-level="3">Workshop Without Bounds</text:h>
        <text:p text:style-name="P42"><text:span text:style-name="T112">Cost: </text:span><text:span text:style-name="T111">2m<text:line-break/></text:span><text:span text:style-name="T112">Type: </text:span><text:span text:style-name="T59">Supplemental; Scene</text:span><text:span text:style-name="T111"><text:line-break/></text:span><text:span text:style-name="T112">Mins: </text:span><text:span text:style-name="T111">Craft 1</text:span></text:p>
        <text:p text:style-name="P31">When working without the proper tools, reduce the Disadvantage by up to (Essence) dice.</text:p>
        <text:h text:style-name="P50" text:outline-level="3">Durability-Enhancing Technique</text:h>
        <text:p text:style-name="P21"><text:span text:style-name="T1">Cost: </text:span>2m<text:line-break/><text:span text:style-name="T1">Type: </text:span><text:span text:style-name="T30">Simple</text:span>; Scene<text:line-break/><text:span text:style-name="T1">Mins: </text:span>Craft 1</text:p>
        <text:p text:style-name="P10">The Exalt may reinforce an object—no more than (Essence) meters in its largest dimension—and make it nigh unbreakable.</text:p>
        <text:p text:style-name="P10"><text:span text:style-name="T24">While reinforced, the</text:span> object is no <text:span text:style-name="T104">longer</text:span> considered “mundane,” and increases the difficulty to break or otherwise destroy it by (Essence).</text:p>
        <text:p text:style-name="P29">A Project may be performed to make this enhancement permanent.</text:p>
        <text:h text:style-name="P50" text:outline-level="3">Discerning Craftsmanship</text:h>
        <text:p text:style-name="P10"><text:span text:style-name="T1">Cost: </text:span>3m<text:line-break/><text:span text:style-name="T1">Type: </text:span><text:span text:style-name="T30">Simple</text:span><text:line-break/><text:span text:style-name="T1">Mins: </text:span>Craft 2</text:p>
        <text:p text:style-name="P10">The Exalt studies an object, forming its composition and structure into their mind.</text:p>
        <text:p text:style-name="P10">For the remainder of the story, the Exalt is granted +2 dice on efforts to mimic the style of the original artist. They also may use (Insight + Craft), with a +2 dice advantage to study other objects to recognize it as the crafter’s work, and not a forgery.</text:p>
        <text:p text:style-name="P10"><text:span text:style-name="T109">I</text:span>f this current object they are studying is in <text:span text:style-name="T110">fact</text:span> a forgery, the difficulty to recognize this fact is lowered by 1.</text:p>
        <text:h text:style-name="P54" text:outline-level="3"><text:span text:style-name="T87">Deftly Applied Tools</text:span><text:span text:style-name="T88"> </text:span></text:h>
        <text:p text:style-name="P30"><text:span text:style-name="T1">Cost: </text:span><text:span text:style-name="T70">5</text:span>m<text:line-break/><text:span text:style-name="T1">Type: </text:span><text:span text:style-name="T71">Supplemental</text:span><text:line-break/><text:span text:style-name="T1">Mins: </text:span>Craft <text:span text:style-name="T105">3</text:span></text:p>
        <text:p text:style-name="P42"><text:span text:style-name="T123">All things, with the proper </text:span><text:span text:style-name="T124">study and analysis, may be approached without the need for brute force. </text:span><text:span text:style-name="T125">During Feats of Strength, such as lifting, carrying, or destroying crafted materials, they may use (</text:span><text:span text:style-name="T51">Wits</text:span><text:span text:style-name="T125"> + Craft) roll instead, gaining (Essence) immediate successes.</text:span></text:p>
        <text:h text:style-name="P57" text:outline-level="3">Crack-Mending Eye</text:h>
        <text:p text:style-name="P26"><text:span text:style-name="T1">Cost: --</text:span><text:line-break/><text:span text:style-name="T1">Type: </text:span><text:span text:style-name="T31">Permanent</text:span><text:line-break/><text:span text:style-name="T1">Mins: </text:span>Craft <text:span text:style-name="T97">3</text:span></text:p>
        <text:p text:style-name="P35"><text:span text:style-name="T35">Projects to </text:span><text:span text:style-name="T36">r</text:span><text:span text:style-name="T35">epair, </text:span><text:span text:style-name="T36">a</text:span><text:span text:style-name="T37">lter, or </text:span><text:span text:style-name="T36">d</text:span><text:span text:style-name="T37">estroy</text:span><text:span text:style-name="T35"> crafted materials </text:span><text:span text:style-name="T37">such as</text:span><text:span text:style-name="T35"> Manses, Artifacts, and other such physical goods are now 1 scale easier. </text:span><text:span text:style-name="T38">i.e.</text:span><text:span text:style-name="T35"> Minor repairs are -3 Scale, Major -2, and Monumental -1 </text:span><text:span text:style-name="T39">against their</text:span><text:span text:style-name="T35"> base Project cost.</text:span></text:p>
        <text:h text:style-name="P50" text:outline-level="3"/>
        <text:h text:style-name="P4" text:outline-level="3">Mark of the Maker</text:h>
        <text:p text:style-name="P21"><text:span text:style-name="T1">Cost: </text:span>3m<text:line-break/><text:span text:style-name="T1">Type: </text:span><text:span text:style-name="T30">Simple</text:span><text:line-break/><text:span text:style-name="T1">Mins: </text:span>Craft <text:span text:style-name="T106">3</text:span></text:p>
        <text:p text:style-name="P30">Glean immediate insight into the original purpose, material makeup, age, and other such information while studying a <text:span text:style-name="T101">Craft</text:span><text:span text:style-name="T102">ed</text:span> object. <text:span text:style-name="T103">Often, you are able to glance into the very emotions of the original craftsman </text:span><text:span text:style-name="T107">at the moment</text:span><text:span text:style-name="T103">, seeing it in the handiwork of their creation.</text:span></text:p>
        <text:h text:style-name="Heading_20_10" text:outline-level="10">Greater Charms</text:h>
        <text:h text:style-name="P50" text:outline-level="3">Timely Prototype</text:h>
        <text:p text:style-name="P21"><text:span text:style-name="T1">Cost: </text:span>5m<text:line-break/><text:span text:style-name="T1">Type: </text:span><text:span text:style-name="T30">Simple</text:span><text:line-break/><text:span text:style-name="T1">Mins: </text:span>Craft 4</text:p>
        <text:p text:style-name="P27">On activation of this charm, the Exalt may immediately finish a Craft Project they have in the works. <text:span text:style-name="T108">They may go up to 20 Res in debt to do so.</text:span> </text:p>
        <text:p text:style-name="P27">Th<text:span text:style-name="T25">e Obstruction roll immediately activates, and may provide </text:span><text:span text:style-name="T26">additional complications</text:span><text:span text:style-name="T25"> on the scene.</text:span></text:p>
        <text:p text:style-name="P10"><text:span text:style-name="T1">Permanent Effect:</text:span> On purchasing this charm, and at the start of each <text:span text:style-name="T100">S</text:span>tory, the Exalt gains an additional +15 RES, <text:span text:style-name="T98">which may only </text:span>be used only for Craft Projects.</text:p>
        <text:h text:style-name="P53" text:outline-level="3"/>
        <text:p text:style-name="P10"/>
        <text:p text:style-name="P10"/>
        <text:p text:style-name="P10"/>
        <text:h text:style-name="P6" text:outline-level="2">Deception</text:h>
        <text:h text:style-name="P59" text:outline-level="3"><text:span text:style-name="T128">M</text:span>imicry of Form</text:h>
        <text:p text:style-name="P39"><text:span text:style-name="T112">Cost: </text:span><text:span text:style-name="T115">3</text:span><text:span text:style-name="T111">m<text:line-break/></text:span><text:span text:style-name="T112">Type: </text:span><text:span text:style-name="T56">Simple; </text:span><text:span text:style-name="T57">W</text:span><text:span text:style-name="T56">eek</text:span><text:span text:style-name="T111"><text:line-break/></text:span><text:span text:style-name="T112">Mins: </text:span><text:span text:style-name="T41">Deception</text:span><text:span text:style-name="T40"> </text:span><text:span text:style-name="T45">1</text:span></text:p>
        <text:p text:style-name="P39"><text:span text:style-name="T45">After studying a mannerism of a target for a short time, such as handwriting, voice, or even walking pattern, the Exalt may replicate it as needed for a week, gaining (Essence) additional d</text:span><text:span text:style-name="T46">ice to do so.</text:span></text:p>
        <text:h text:style-name="P62" text:outline-level="3"><text:span text:style-name="T89">Words within Word</text:span><text:span text:style-name="T90">s</text:span></text:h>
        <text:p text:style-name="P37"><text:span text:style-name="T112">Cost: </text:span><text:span text:style-name="T115">3</text:span><text:span text:style-name="T111">m<text:line-break/></text:span><text:span text:style-name="T112">Type: </text:span><text:span text:style-name="T55">Supplemental</text:span><text:span text:style-name="T111"><text:line-break/></text:span><text:span text:style-name="T112">Mins: </text:span><text:span text:style-name="T41">Deception</text:span><text:span text:style-name="T40"> </text:span><text:span text:style-name="T43">2</text:span></text:p>
        <text:p text:style-name="P37"><text:span text:style-name="T43">By speaking </text:span><text:span text:style-name="T44">with specific phrases, deliberate pauses, and coded words, you may convey a message or socially influence a single target in a group.</text:span></text:p>
        <text:p text:style-name="P38"><text:span text:style-name="T44">T</text:span><text:span text:style-name="T32">hose attentively listening may roll an (Insight + Awareness) roll against your Guile to notice that a coded message has been spoken. Like all defenses, you may deliberately choose to fail.</text:span></text:p>
        <text:h text:style-name="P58" text:outline-level="3">False Pursuit</text:h>
        <text:p text:style-name="P36"><text:span text:style-name="T112">Cost: </text:span><text:span text:style-name="T114">4</text:span><text:span text:style-name="T111">m<text:line-break/></text:span><text:span text:style-name="T112">Type: </text:span><text:span text:style-name="T54">Simple</text:span><text:span text:style-name="T111">; Scene<text:line-break/></text:span><text:span text:style-name="T112">Mins: </text:span><text:span text:style-name="T41">Deception</text:span><text:span text:style-name="T40"> 3</text:span></text:p>
        <text:p text:style-name="P40"><text:span text:style-name="T118">On a successful (Charisma + Deception) roll against the Guile of a target, they become convinced that an ultimately benign or small point of the Scene holds great value to their </text:span><text:span text:style-name="T42">current goal</text:span><text:span text:style-name="T118">. For example, they may be convinced that </text:span><text:span text:style-name="T119">the blades used murder are made of a special composition, which is a keystone to their case, despite the blades being only slightly out of normal make.</text:span></text:p>
        <text:h text:style-name="P74" text:outline-level="10">Greater Charms</text:h>
        <text:h text:style-name="P6" text:outline-level="2">Integrity</text:h>
        <text:h text:style-name="P60" text:outline-level="3">Enduring Mental Toughness</text:h>
        <text:p text:style-name="P41"><text:span text:style-name="T113">Cost: </text:span><text:span text:style-name="T116">3</text:span><text:span text:style-name="T122">m<text:line-break/></text:span><text:span text:style-name="T113">Type: </text:span><text:span text:style-name="T58">Reflexive</text:span><text:span text:style-name="T56">; </text:span><text:span text:style-name="T58">Scene</text:span><text:span text:style-name="T122"><text:line-break/></text:span><text:span text:style-name="T113">Mins: </text:span><text:span text:style-name="T50">Integrity</text:span><text:span text:style-name="T40"> </text:span><text:span text:style-name="T45">1</text:span></text:p>
        <text:p text:style-name="P34">For the scene, remove any Disadvantages to Resolve or Guile caused by pain, illness, or other such physical anguish that the Exalt is enduring</text:p>
        <text:h text:style-name="P6" text:outline-level="2">Leadership</text:h>
        <text:p text:style-name="P28"/>
        <text:h text:style-name="P6" text:outline-level="2">Lore</text:h>
        <text:h text:style-name="P6" text:outline-level="2">Medicine</text:h>
        <text:h text:style-name="P7" text:outline-level="2">Melee</text:h>
        <text:h text:style-name="P52" text:outline-level="3">Blow Deflecting Stance</text:h>
        <text:p text:style-name="P14">Cost: <text:span text:style-name="T63">--<text:line-break/></text:span>Type: <text:span text:style-name="T63">Permanent<text:line-break/></text:span>Mins:<text:span text:style-name="T63"> Melee 3</text:span></text:p>
        <text:p text:style-name="P16">DV may be defined as (Dexterity + Melee)/2</text:p>
        <text:h text:style-name="P6" text:outline-level="2">Navigation</text:h>
        <text:h text:style-name="P6" text:outline-level="2">Performance</text:h>
        <text:h text:style-name="P5" text:outline-level="2"/>
        <text:h text:style-name="P5" text:outline-level="2">Physique</text:h>
        <text:h text:style-name="P50" text:outline-level="3">Stone-Shattering Step</text:h>
        <text:p text:style-name="P10"><text:span text:style-name="T1">Cost: </text:span>2m<text:line-break/><text:span text:style-name="T1">Type:</text:span> Supplemental<text:line-break/><text:span text:style-name="T1">Mins: </text:span>Physique 3</text:p>
        <text:p text:style-name="P10">When taking a Move action, the Exalt may burst through any mundane wooden wall or barrier, and any mundane stone wall less than 1 meter in width.</text:p>
        <text:p text:style-name="P43">For non-mundane walls, they may add +(Essence) to <text:span text:style-name="T27">this Feat of Strength.</text:span></text:p>
        <text:h text:style-name="P72" text:outline-level="10">Greater Charms</text:h>
        <text:h text:style-name="P6" text:outline-level="2">Politics</text:h>
        <text:h text:style-name="P8" text:outline-level="2">Socialize</text:h>
        <text:h text:style-name="P6" text:outline-level="2">Stealth</text:h>
        <text:h text:style-name="P6" text:outline-level="2">Thrown</text:h>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9</text:page-number></text:p>
      </style:footer>
      <style:footer-left>
        <text:p text:style-name="MP1"><text:page-number text:select-page="current">20</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14T08:44:12.769000000</dc:date>
    <meta:editing-cycles>218</meta:editing-cycles>
    <meta:editing-duration>PT16H6M46S</meta:editing-duration>
    <meta:generator>LibreOffice/7.0.3.1$Windows_X86_64 LibreOffice_project/d7547858d014d4cf69878db179d326fc3483e082</meta:generator>
    <dc:creator>Samuel Smith</dc:creator>
    <meta:document-statistic meta:table-count="0" meta:image-count="0" meta:object-count="0" meta:page-count="20" meta:paragraph-count="166" meta:word-count="1863" meta:character-count="11177" meta:non-whitespace-character-count="9473"/>
  </office:meta>
</office:document-meta>
</file>